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rsid="000f936c" officeooo:paragraph-rsid="000f936c"/>
    </style:style>
    <style:style style:name="P2" style:family="paragraph" style:parent-style-name="Standard">
      <style:text-properties fo:language="fr" fo:country="FR" officeooo:rsid="0012896d" officeooo:paragraph-rsid="0012896d"/>
    </style:style>
    <style:style style:name="P3" style:family="paragraph" style:parent-style-name="Standard">
      <style:text-properties fo:language="fr" fo:country="FR" officeooo:rsid="00160fb3" officeooo:paragraph-rsid="00160fb3"/>
    </style:style>
    <style:style style:name="P4" style:family="paragraph" style:parent-style-name="Standard">
      <style:text-properties fo:language="fr" fo:country="FR" officeooo:rsid="00160fb3" officeooo:paragraph-rsid="0016f66d"/>
    </style:style>
    <style:style style:name="P5" style:family="paragraph" style:parent-style-name="Standard">
      <style:text-properties fo:language="fr" fo:country="FR" officeooo:rsid="00178136" officeooo:paragraph-rsid="00178136"/>
    </style:style>
    <style:style style:name="P6" style:family="paragraph" style:parent-style-name="Title">
      <style:text-properties fo:language="fr" fo:country="FR"/>
    </style:style>
    <style:style style:name="P7" style:family="paragraph" style:parent-style-name="Heading_20_1">
      <style:text-properties officeooo:rsid="001f5548" officeooo:paragraph-rsid="001f5548"/>
    </style:style>
    <style:style style:name="P8" style:family="paragraph" style:parent-style-name="Standard">
      <style:text-properties fo:language="fr" fo:country="FR" officeooo:rsid="0016f66d" officeooo:paragraph-rsid="0016f66d"/>
    </style:style>
    <style:style style:name="P9" style:family="paragraph" style:parent-style-name="Standard">
      <style:text-properties fo:language="fr" fo:country="FR" officeooo:rsid="00178136" officeooo:paragraph-rsid="00178136"/>
    </style:style>
    <style:style style:name="P10" style:family="paragraph" style:parent-style-name="Standard">
      <style:text-properties fo:language="fr" fo:country="FR" officeooo:rsid="00178136" officeooo:paragraph-rsid="001cedcd"/>
    </style:style>
    <style:style style:name="P11" style:family="paragraph" style:parent-style-name="Standard">
      <style:text-properties fo:language="fr" fo:country="FR" officeooo:rsid="001c5d51" officeooo:paragraph-rsid="001c5d51"/>
    </style:style>
    <style:style style:name="P12" style:family="paragraph" style:parent-style-name="Standard">
      <style:text-properties fo:language="fr" fo:country="FR" officeooo:rsid="001c5d51" officeooo:paragraph-rsid="001eb58b"/>
    </style:style>
    <style:style style:name="P13" style:family="paragraph" style:parent-style-name="Standard">
      <style:text-properties fo:language="fr" fo:country="FR" officeooo:rsid="00160fb3" officeooo:paragraph-rsid="0016f66d"/>
    </style:style>
    <style:style style:name="P14" style:family="paragraph" style:parent-style-name="Standard">
      <style:text-properties fo:language="fr" fo:country="FR" officeooo:rsid="00160fb3" officeooo:paragraph-rsid="00160fb3"/>
    </style:style>
    <style:style style:name="P15" style:family="paragraph" style:parent-style-name="Standard">
      <style:text-properties fo:language="fr" fo:country="FR" officeooo:rsid="001eb58b" officeooo:paragraph-rsid="001eb58b"/>
    </style:style>
    <style:style style:name="P16" style:family="paragraph" style:parent-style-name="Standard">
      <style:text-properties fo:language="fr" fo:country="FR" officeooo:rsid="001f5548" officeooo:paragraph-rsid="001f5548"/>
    </style:style>
    <style:style style:name="P17" style:family="paragraph" style:parent-style-name="Standard">
      <style:text-properties fo:language="fr" fo:country="FR" officeooo:rsid="00207728" officeooo:paragraph-rsid="00207728"/>
    </style:style>
    <style:style style:name="P18" style:family="paragraph" style:parent-style-name="Standard">
      <style:text-properties fo:language="fr" fo:country="FR" officeooo:rsid="0021d718" officeooo:paragraph-rsid="0021d718"/>
    </style:style>
    <style:style style:name="P19" style:family="paragraph" style:parent-style-name="Standard">
      <style:text-properties fo:language="fr" fo:country="FR" officeooo:rsid="00227012" officeooo:paragraph-rsid="00227012"/>
    </style:style>
    <style:style style:name="P20" style:family="paragraph" style:parent-style-name="Standard">
      <style:text-properties fo:language="fr" fo:country="FR" officeooo:rsid="00227d06" officeooo:paragraph-rsid="00227d06"/>
    </style:style>
    <style:style style:name="P21" style:family="paragraph" style:parent-style-name="Standard">
      <style:text-properties fo:language="fr" fo:country="FR" officeooo:rsid="0022e594" officeooo:paragraph-rsid="0022e594"/>
    </style:style>
    <style:style style:name="T1" style:family="text">
      <style:text-properties officeooo:rsid="0010f9c0"/>
    </style:style>
    <style:style style:name="T2" style:family="text">
      <style:text-properties officeooo:rsid="0012896d"/>
    </style:style>
    <style:style style:name="T3" style:family="text">
      <style:text-properties officeooo:rsid="00135a46"/>
    </style:style>
    <style:style style:name="T4" style:family="text">
      <style:text-properties officeooo:rsid="00160fb3"/>
    </style:style>
    <style:style style:name="T5" style:family="text">
      <style:text-properties officeooo:rsid="0016f66d"/>
    </style:style>
    <style:style style:name="T6" style:family="text">
      <style:text-properties officeooo:rsid="001a65af"/>
    </style:style>
    <style:style style:name="T7" style:family="text">
      <style:text-properties officeooo:rsid="001c1f9b"/>
    </style:style>
    <style:style style:name="T8" style:family="text">
      <style:text-properties officeooo:rsid="001c5d51"/>
    </style:style>
    <style:style style:name="T9" style:family="text">
      <style:text-properties officeooo:rsid="001cedcd"/>
    </style:style>
    <style:style style:name="T10" style:family="text">
      <style:text-properties officeooo:rsid="001eb58b"/>
    </style:style>
    <style:style style:name="T11" style:family="text">
      <style:text-properties officeooo:rsid="00207728"/>
    </style:style>
    <style:style style:name="T12" style:family="text">
      <style:text-properties officeooo:rsid="0021d718"/>
    </style:style>
    <style:style style:name="T13" style:family="text">
      <style:text-properties officeooo:rsid="00227012"/>
    </style:style>
    <style:style style:name="T14" style:family="text">
      <style:text-properties officeooo:rsid="00227d06"/>
    </style:style>
    <style:style style:name="T15" style:family="text">
      <style:text-properties officeooo:rsid="0022e5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ory telling</text:p>
      <text:h text:style-name="P7" text:outline-level="1">Introduction</text:h>
      <text:p text:style-name="P1">Bonjour, Madame, Monsieur, </text:p>
      <text:p text:style-name="P1">Je vais vous présenter mon TIPE sur la reconnaissance vocale à l’aide de réseau de neurones.</text:p>
      <text:p text:style-name="P1">Parce que d’après mes recherches, les chiffres du Ministère de la Santé comptabilise près de … d’appel d’urgence et dû à cette quantité de nombre d’appel, seul 69% des appels était décroché dans la minute alors que les recommandation sont de 95 %</text:p>
      <text:p text:style-name="P1"/>
      <text:p text:style-name="P1">L’objectif est donc de soulager ces centres d’appels en classifiant rapidement la nature d’un appel, et pour ça, le site gouvernemental <text:span text:style-name="T1">propose exactement douze mots-clés pour rediriger un appel soit vers </text:span><text:span text:style-name="T2">la gendarmerie, le SAMU ou les pompiers.</text:span></text:p>
      <text:p text:style-name="P1"/>
      <text:p text:style-name="P2">Donc ma première problématique est de comprendre comment traiter les audios et le langage <text:span text:style-name="T3">en particulier</text:span>. <text:span text:style-name="T3">Pour les audios</text:span> <text:span text:style-name="T3">après des recherches sur l’état de l’art du traitement de la parole, j’ai compris qu’il fallait transformer le son en spectrogramme, pour le traitement du langage, j</text:span>e me suis tout naturellement tourné vers une orthophoniste, <text:span text:style-name="T3">en l’occurrence Mme.Voisin, dont je remercie l’intervention. Elle m’a expliqué que pour traité le son, ce que l’oreille humaine fait c’est qu’elle décompose le son en formant, que l’on peut représenter par l’écriture phonétique. Ce sont donc de petites brique du langage, qui, une fois recomposé forme le mot. Et c’est ce processus de l’analyse du spectrogramme jusqu’à la recomposition du mot que mon </text:span><text:span text:style-name="T4">réseau de neurones doit traiter.</text:span></text:p>
      <text:p text:style-name="P2"/>
      <text:p text:style-name="P3">Ce que j’ai fait c’est que j’ai décomposé le problème en deux étapes, il fallait d’abord que je comprennes ce qu’est un réseau de neurones, avant de pouvoir appliquer dessus un apprentissage qui est la rétro-propagation.</text:p>
      <text:p text:style-name="P3"/>
      <text:h text:style-name="P7" text:outline-level="1">Généralités sur les réseaux de neurones</text:h>
      <text:p text:style-name="P4">Un neurone en informatique est appelé perceptron est il a été introduit en … par McCulloch et Pitts. L’idée était d’envoyer en entrée des informations donc des valeurs entre 0 et 1, de pondérer ces <text:span text:style-name="T5">entrées, et la somme des entrées pondérées constitu</text:span><text:span text:style-name="T6">e</text:span><text:span text:style-name="T5"> la sortie du perceptron, parfois on y applique une fonction d’activation pour obtenir en sortie également des valeurs entre 0 et 1. </text:span></text:p>
      <text:p text:style-name="P8">Et donc ce qui s’appelle réseau de neurones c’est une mise en parallèle des perceptron pour former une couche, et en série, cela permet d’obtenir des fonctions plus complexe notamment en brisant la linéarité entre les variables d’entrée.</text:p>
      <text:p text:style-name="P4"/>
      <text:p text:style-name="P5">Dans le cas de mon problème de reconnaissance vocal, je savais que j’aurais en entrée une image, en l’occurrence mon spectrogramme, et qu’en sortie j’aurais une distribution de probabilité sur les 12 mots-<text:span text:style-name="T6">clés</text:span>.</text:p>
      <text:p text:style-name="P10">Et donc tout l’enjeu était d’utiliser la rétro propagation, pour obtenir <text:span text:style-name="T9">d</text:span>es poids adaptés <text:span text:style-name="T6">pour résoudre ce problèmes. Cette opération s’appelle la rétro-propagation, elle repose sur l’algorithme de descente de gradient </text:span><text:span text:style-name="T9">qui sert à converger vers le minimum d’une fonction, en l’occurrence, on cherche le minimum de la fonction d’erreur entre la sortie du réseau et la sortie attendue</text:span><text:span text:style-name="T6">. </text:span></text:p>
      <text:p text:style-name="P10"><text:span text:style-name="T6">Pour mettre en application </text:span><text:span text:style-name="T9">la descente de gradient</text:span><text:span text:style-name="T6">, je me suis demandé quelle fonction est la plus simple à reproduire avec un réseau de neurones. </text:span><text:span text:style-name="T7">J’ai choisi d’appliquer l’algorithme de descente de gradient à la fonction </text:span><text:span text:style-name="T9">linéaire</text:span><text:span text:style-name="T7"> qui à une entrée x associe 3/4 de x. Voici les résultats pour des taux d’apprentissage différents. </text:span></text:p>
      <text:p text:style-name="P5"/>
      <text:p text:style-name="P11"><text:soft-page-break/>J’ai par la suite approfondi mes recherches pour améliorer cette algorithme de descente de gradient :</text:p>
      <text:p text:style-name="P4">- <text:span text:style-name="T8">La notion de quantité de mouvement me permet de converger vers la solution plus rapidement, elle me permet même de s’échapper de certains minima locaux.</text:span></text:p>
      <text:p text:style-name="P4">- <text:span text:style-name="T8">La notion d’apprentissage par paquet me permet de faire face à l’incertitude des valeurs d’entraînement</text:span></text:p>
      <text:p text:style-name="P4"/>
      <text:h text:style-name="P7" text:outline-level="1">Réalisations concrètes</text:h>
      <text:p text:style-name="P12">Une fois que j’ai eu un algorithme performant, j’ai cherché à reproduire des fonctions plus complexes qu’une fonction linéaire. <text:span text:style-name="T9">Et mes recherches mon portés vers</text:span> reproduire <text:span text:style-name="T9">de </text:span>l’opérateur binaire ou exclusif, qui prend deux nombres binaires, et renvoie 1 si seulement <text:span text:style-name="T9">une</text:span> des deux entrées vaut 1. <text:span text:style-name="T9">Voici l’architecture minimale pour la reproduction de cet opérateur, </text:span><text:span text:style-name="T10">il comporte au total 6 poids, 4 qui pondèrent les entrées, et 2 autres qui pondère le résultat intermédiaire</text:span><text:span text:style-name="T9">.</text:span></text:p>
      <text:p text:style-name="P12"><text:span text:style-name="T10">Au cours de l’apprentissage, ma fonction d’évaluation de l’erreur</text:span><text:span text:style-name="T9"> </text:span><text:span text:style-name="T10">diminue bien, c’est à dire que l’on converge bien vers le résultat souhaité.</text:span></text:p>
      <text:p text:style-name="P15">Au terme de 300 itérations de la rétro-propagation, j’obtiens une erreur de 0.036, voici les sorties que j’obtiens.</text:p>
      <text:p text:style-name="P15"/>
      <text:p text:style-name="P16">Comme mon problème final est la reconnaissance vocale à partir de l’image de son spectrogramme, j’ai choisi de tester mon réseau de neurones sur des images en noir et blanc de 28*28 pixels de chiffres écrits à la main. J’ai donc en entrées de mon réseau de neurones un vecteur de 784 entrées représentant entre 0 et 1 l’intensité de chacun des pixels. En sortie, j<text:span text:style-name="T11">e</text:span> doit avoir <text:span text:style-name="T11">une distribution de probabilité pour chacun des 10 chiffres.</text:span></text:p>
      <text:p text:style-name="P17">Pour adapter le réseau de neurones à ses exigences, j’ai dû utiliser la fonction Softmax, qui opère à la sortie du réseau de neurones pour en faire une distribution de probabilité dont la somme vaut un.</text:p>
      <text:p text:style-name="P17">Également, dans ce problème, <text:span text:style-name="T12">on ne cherche plus à déterminer une valeur continue, mais à avoir une information sur le chiffre de plus grande probabilité. On va donc adapter notre fonction d’erreur en utilisant la fonction Cross-Entropy décrite ici qui permet de faire l’apprentissage sur une distribution de probabilité.</text:span></text:p>
      <text:p text:style-name="P18">Au cours de l’apprentissage, <text:span text:style-name="T13">il y avait 60 000 images</text:span>, voici l’évolution de l’erreur, <text:span text:style-name="T13">et en bas, celle du taux de bonnes réponses. Il y a un léger écart entre les résultats sur les images d’apprentissage, et les images de tests, c’est dû au surapprentissage, c’est à dire que le réseau de neurones ne généralise pas assez la résolution du problème, mais on peut voir que ce problème est minime ici, il n’est que de 0.2 points de pourcentage.</text:span></text:p>
      <text:p text:style-name="P15"/>
      <text:p text:style-name="P19">Par la suite j’ai découvert que MNIST ont également une base de donnée avec des images de vêtement, et donc les images ont plus de détails que pour les chiffres écrits à la main, et en effet ma technique de résolution en utilisant un vecteur de 784 entrées pour représenter l’image de 28*28 pixels fonctionnaient moins. Pour pouvoir <text:span text:style-name="T14">garder la structure en 2 dimensions de l’image, j’ai introduit la convolution d’image, c’est à dire que chaque pixel est traité avec ces pixels voisins en fonction des coefficients d’une matrice de convolution, pour donner en sortie une nouvelle image plus petite. </text:span></text:p>
      <text:p text:style-name="P20">Cette méthode est également utilisé par exemple pour faire de la détection de contour, mais pour résoudre notre problème, on va appliqué la rétro-propagation aux coefficients de notre matrice de convolution.</text:p>
      <text:p text:style-name="P20">Au final, voici l’architecture de mon réseau de neurones. </text:p>
      <text:p text:style-name="P20">Et voici un résultat sur 40 images de tests.</text:p>
      <text:p text:style-name="P20"/>
      <text:p text:style-name="P20">Maintenant que j’ai, un réseau de neurones qui converge rapidement, pour des problèmes de classifications, appliquée à des images complexes. Je l’ai enfin appliqué à mes spectrogramme<text:span text:style-name="T15">s de taille …</text:span></text:p>
      <text:p text:style-name="P21"><text:soft-page-break/>Comme les spectrogrammes sont des images bien plus grandes que précédemment, mon code pour les réseaux de neurones allait être trop long à s’exécuter, je me suis donc tourner vers la librairie Tensorflow. </text:p>
      <text:p text:style-name="P21">Un deuxième problème m’est apparue, c’est à dire que jusqu’à présent j’avais des bases de données de 60 000 images pour chaque entraînement, mais que là il fallait que je crée moi même les audios pour chacun des 12 mots-clés, j’en aurais jamais autant qu’une vraie base de données. Et donc après des recherches, je me suis tourné vers le transfert d’apprentissage, c’est à dire que je prends un réseau de neurones modèle déjà fonctionnel pour un problème similaire, et j’y remplace la dernière couche de neurones pour l’adapter à mon problème. </text:p>
      <text:p text:style-name="P15"/>
      <text:p text:style-name="P15"/>
      <text:p text:style-name="P12"/>
      <text:p text:style-name="P12"/>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1T14:20:03.254345655</meta:creation-date>
    <dc:date>2022-06-02T21:11:04.152511599</dc:date>
    <meta:editing-duration>PT51M21S</meta:editing-duration>
    <meta:editing-cycles>8</meta:editing-cycles>
    <meta:generator>LibreOffice/7.3.3.2$Linux_X86_64 LibreOffice_project/30$Build-2</meta:generator>
    <meta:document-statistic meta:table-count="0" meta:image-count="0" meta:object-count="0" meta:page-count="3" meta:paragraph-count="32" meta:word-count="1237" meta:character-count="7586" meta:non-whitespace-character-count="6373"/>
  </office:meta>
</office:document-meta>
</file>